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fo:font-size="15pt" style:font-size-asian="15pt" style:font-size-complex="15pt"/>
    </style:style>
    <style:style style:name="P2" style:family="paragraph" style:parent-style-name="Text_20_body">
      <style:text-properties fo:font-size="15pt" style:font-size-asian="15pt" style:font-size-complex="15pt"/>
    </style:style>
    <style:style style:name="P3" style:family="paragraph" style:parent-style-name="Text_20_body">
      <style:text-properties fo:font-size="15pt" officeooo:rsid="00156072" officeooo:paragraph-rsid="00156072" style:font-size-asian="15pt" style:font-size-complex="15pt"/>
    </style:style>
    <style:style style:name="P4" style:family="paragraph" style:parent-style-name="Heading_20_1">
      <style:text-properties fo:color="#000000" style:text-position="0% 100%" style:font-name="Liberation Serif" fo:font-size="12pt" officeooo:rsid="002185db" officeooo:paragraph-rsid="002185db" fo:background-color="#ffffff" style:font-size-asian="12pt"/>
    </style:style>
    <style:style style:name="P5" style:family="paragraph" style:parent-style-name="Text_20_body">
      <style:text-properties officeooo:rsid="002185db" officeooo:paragraph-rsid="002185db"/>
    </style:style>
    <style:style style:name="T1" style:family="text">
      <style:text-properties fo:color="#000000" style:text-position="0% 100%" style:font-name="Liberation Serif" fo:font-size="12pt" fo:background-color="#ffffff" loext:char-shading-value="0" style:font-size-asian="12pt"/>
    </style:style>
    <style:style style:name="T2" style:family="text">
      <style:text-properties officeooo:rsid="00210d17"/>
    </style:style>
    <style:style style:name="T3" style:family="text">
      <style:text-properties officeooo:rsid="002185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4410 – Systèmes répartis et infonuagique TP<text:span text:style-name="T3">2</text:span> – <text:span text:style-name="T3">Services distribues et gestion des pannes</text:span></text:p>
      <text:p text:style-name="P2"/>
      <text:p text:style-name="P3">Théo Moffelein 1918945</text:p>
      <text:p text:style-name="P3">Nicolas Bernard <text:span text:style-name="T2">1919046</text:span></text:p>
      <text:h text:style-name="P4" text:outline-level="1">Stratégie de répartition</text:h>
      <text:p text:style-name="P5"><text:span text:style-name="T1">Afin de repartir les opérations a réaliser entre les différents serveurs, nous avons élaboré la stratégie suivante. Tant quil reste des operations a realiser, nous envoyons des taches consituees de plusieurs operations aux serveurs. Le nombre doperations par taches est donne par la capacite du serveur majoree de 10 % afin de ne pas recevoir trop de refus et denvoyer un maximum doperations par tach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6:46:00.830969912</meta:creation-date>
    <dc:date>2017-11-06T11:03:39.432022009</dc:date>
    <meta:editing-duration>PT40M5S</meta:editing-duration>
    <meta:editing-cycles>5</meta:editing-cycles>
    <meta:generator>LibreOffice/5.2.7.2$Linux_X86_64 LibreOffice_project/20$Build-2</meta:generator>
    <meta:document-statistic meta:table-count="0" meta:image-count="0" meta:object-count="0" meta:page-count="1" meta:paragraph-count="5" meta:word-count="86" meta:character-count="562" meta:non-whitespace-character-count="479"/>
  </office:meta>
</office:document-meta>
</file>